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20pt" officeooo:rsid="001511c3" officeooo:paragraph-rsid="001511c3" style:font-size-asian="17.5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ftware Requirements Specification</text:p>
      <text:p text:style-name="P1">(Student Course Registration System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7T08:49:14.604142585</meta:creation-date>
    <dc:date>2025-03-17T08:55:16.213172344</dc:date>
    <meta:editing-duration>PT6M2S</meta:editing-duration>
    <meta:editing-cycles>1</meta:editing-cycles>
    <meta:document-statistic meta:table-count="0" meta:image-count="0" meta:object-count="0" meta:page-count="1" meta:paragraph-count="2" meta:word-count="7" meta:character-count="71" meta:non-whitespace-character-count="66"/>
    <meta:generator>LibreOffice/25.2.1.2$Linux_X86_64 LibreOffice_project/520$Build-2</meta:generator>
  </office:meta>
</office:document-meta>
</file>